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8.28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14.73mm"/>
    </style:style>
    <style:style style:name="co6" style:family="table-column">
      <style:table-column-properties fo:break-before="auto" style:column-width="13.86mm"/>
    </style:style>
    <style:style style:name="co7" style:family="table-column">
      <style:table-column-properties fo:break-before="auto" style:column-width="37.64mm"/>
    </style:style>
    <style:style style:name="co8" style:family="table-column">
      <style:table-column-properties fo:break-before="auto" style:column-width="42.74mm"/>
    </style:style>
    <style:style style:name="co9" style:family="table-column">
      <style:table-column-properties fo:break-before="auto" style:column-width="52.71mm"/>
    </style:style>
    <style:style style:name="co10" style:family="table-column">
      <style:table-column-properties fo:break-before="auto" style:column-width="53.36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87mm"/>
    </style:style>
    <style:style style:name="co13" style:family="table-column">
      <style:table-column-properties fo:break-before="auto" style:column-width="35.1mm"/>
    </style:style>
    <style:style style:name="co14" style:family="table-column">
      <style:table-column-properties fo:break-before="auto" style:column-width="103.65mm"/>
    </style:style>
    <style:style style:name="co15" style:family="table-column">
      <style:table-column-properties fo:break-before="auto" style:column-width="51.22mm"/>
    </style:style>
    <style:style style:name="co16" style:family="table-column">
      <style:table-column-properties fo:break-before="auto" style:column-width="42.95mm"/>
    </style:style>
    <style:style style:name="co17" style:family="table-column">
      <style:table-column-properties fo:break-before="auto" style:column-width="34.89mm"/>
    </style:style>
    <style:style style:name="co18" style:family="table-column">
      <style:table-column-properties fo:break-before="auto" style:column-width="18.96mm"/>
    </style:style>
    <style:style style:name="co19" style:family="table-column">
      <style:table-column-properties fo:break-before="auto" style:column-width="6.86mm"/>
    </style:style>
    <style:style style:name="co20" style:family="table-column">
      <style:table-column-properties fo:break-before="auto" style:column-width="44.64mm"/>
    </style:style>
    <style:style style:name="co21" style:family="table-column">
      <style:table-column-properties fo:break-before="auto" style:column-width="53.99mm"/>
    </style:style>
    <style:style style:name="co22" style:family="table-column">
      <style:table-column-properties fo:break-before="auto" style:column-width="59.07mm"/>
    </style:style>
    <style:style style:name="co23" style:family="table-column">
      <style:table-column-properties fo:break-before="auto" style:column-width="19.39mm"/>
    </style:style>
    <style:style style:name="co24" style:family="table-column">
      <style:table-column-properties fo:break-before="auto" style:column-width="72.25mm"/>
    </style:style>
    <style:style style:name="co25" style:family="table-column">
      <style:table-column-properties fo:break-before="auto" style:column-width="78.62mm"/>
    </style:style>
    <style:style style:name="co26" style:family="table-column">
      <style:table-column-properties fo:break-before="auto" style:column-width="24.69mm"/>
    </style:style>
    <style:style style:name="co27" style:family="table-column">
      <style:table-column-properties fo:break-before="auto" style:column-width="8.57mm"/>
    </style:style>
    <style:style style:name="co28" style:family="table-column">
      <style:table-column-properties fo:break-before="auto" style:column-width="17.06mm"/>
    </style:style>
    <style:style style:name="co29" style:family="table-column">
      <style:table-column-properties fo:break-before="auto" style:column-width="28.1mm"/>
    </style:style>
    <style:style style:name="co30" style:family="table-column">
      <style:table-column-properties fo:break-before="auto" style:column-width="68.84mm"/>
    </style:style>
    <style:style style:name="co31" style:family="table-column">
      <style:table-column-properties fo:break-before="auto" style:column-width="99.84mm"/>
    </style:style>
    <style:style style:name="co32" style:family="table-column">
      <style:table-column-properties fo:break-before="auto" style:column-width="96.64mm"/>
    </style:style>
    <style:style style:name="co33" style:family="table-column">
      <style:table-column-properties fo:break-before="auto" style:column-width="33.6mm"/>
    </style:style>
    <style:style style:name="co34" style:family="table-column">
      <style:table-column-properties fo:break-before="auto" style:column-width="43.59mm"/>
    </style:style>
    <style:style style:name="co35" style:family="table-column">
      <style:table-column-properties fo:break-before="auto" style:column-width="76.69mm"/>
    </style:style>
    <style:style style:name="co36" style:family="table-column">
      <style:table-column-properties fo:break-before="auto" style:column-width="84.54mm"/>
    </style:style>
    <style:style style:name="co37" style:family="table-column">
      <style:table-column-properties fo:break-before="auto" style:column-width="70.75mm"/>
    </style:style>
    <style:style style:name="co38" style:family="table-column">
      <style:table-column-properties fo:break-before="auto" style:column-width="94.53mm"/>
    </style:style>
    <style:style style:name="co39" style:family="table-column">
      <style:table-column-properties fo:break-before="auto" style:column-width="12.81mm"/>
    </style:style>
    <style:style style:name="co40" style:family="table-column">
      <style:table-column-properties fo:break-before="auto" style:column-width="10.48mm"/>
    </style:style>
    <style:style style:name="co4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llResul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2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12" table:number-columns-repeated="4" table:default-cell-style-name="Default"/>
        <table:table-column table:style-name="co28" table:default-cell-style-name="Default"/>
        <table:table-column table:style-name="co12" table:number-columns-repeated="4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28" table:default-cell-style-name="Default"/>
        <table:table-row table:style-name="ro1">
          <table:table-cell table:style-name="ce1"/>
          <table:table-cell table:style-name="ce1" office:value-type="string" calcext:value-type="string">
            <text:p>header (head)</text:p>
          </table:table-cell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>
            <text:p>header (tail)</text:p>
          </table:table-cell>
          <table:table-cell table:style-name="ce1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1"/>
          <table:table-cell table:style-name="ce1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1"/>
          <table:table-cell table:style-name="ce1" office:value-type="string" calcext:value-type="string" table:number-columns-spanned="37" table:number-rows-spanned="1">
            <text:p>detection probability</text:p>
          </table:table-cell>
          <table:covered-table-cell table:number-columns-repeated="36" table:style-name="ce1"/>
          <table:table-cell table:style-name="ce1" office:value-type="string" calcext:value-type="string" table:number-columns-spanned="15" table:number-rows-spanned="1">
            <text:p>density/abundance</text:p>
          </table:table-cell>
          <table:covered-table-cell table:number-columns-repeated="14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Echant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0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6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number-columns-repeated="7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b-m-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8.77" calcext:value-type="date">
            <text:p>2020-04-23 22:37:38</text:p>
          </table:table-cell>
          <table:table-cell office:value-type="string" calcext:value-type="string">
            <text:p>ACDC\2019-natred-pre\SylvAtri-b-m-5mn-hno-cos-06dvibmx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.457447" calcext:value-type="float">
            <text:p>1,457447</text:p>
          </table:table-cell>
          <table:table-cell office:value-type="float" office:value="0.09716945" calcext:value-type="float">
            <text:p>0,09716945</text:p>
          </table:table-cell>
          <table:table-cell office:value-type="float" office:value="1.202232" calcext:value-type="float">
            <text:p>1,202232</text:p>
          </table:table-cell>
          <table:table-cell office:value-type="float" office:value="1.766839" calcext:value-type="float">
            <text:p>1,76683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5.573" calcext:value-type="float">
            <text:p>1535,573</text:p>
          </table:table-cell>
          <table:table-cell office:value-type="float" office:value="0.1562744" calcext:value-type="float">
            <text:p>0,1562744</text:p>
          </table:table-cell>
          <table:table-cell office:value-type="float" office:value="0.1980467" calcext:value-type="float">
            <text:p>0,1980467</text:p>
          </table:table-cell>
          <table:table-cell office:value-type="float" office:value="0.0438354" calcext:value-type="float">
            <text:p>0,0438354</text:p>
          </table:table-cell>
          <table:table-cell office:value-type="float" office:value="0.1562744" calcext:value-type="float">
            <text:p>0,1562744</text:p>
          </table:table-cell>
          <table:table-cell office:value-type="float" office:value="0.0001294213" calcext:value-type="float">
            <text:p>0,0001294213</text:p>
          </table:table-cell>
          <table:table-cell office:value-type="float" office:value="0.07107012" calcext:value-type="float">
            <text:p>0,07107012</text:p>
          </table:table-cell>
          <table:table-cell office:value-type="float" office:value="0.000112471" calcext:value-type="float">
            <text:p>0,000112471</text:p>
          </table:table-cell>
          <table:table-cell office:value-type="float" office:value="0.0001489262" calcext:value-type="float">
            <text:p>0,0001489262</text:p>
          </table:table-cell>
          <table:table-cell office:value-type="float" office:value="135" calcext:value-type="float">
            <text:p>135</text:p>
          </table:table-cell>
          <table:table-cell office:value-type="float" office:value="0.06484115" calcext:value-type="float">
            <text:p>0,06484115</text:p>
          </table:table-cell>
          <table:table-cell office:value-type="float" office:value="0.07107012" calcext:value-type="float">
            <text:p>0,07107012</text:p>
          </table:table-cell>
          <table:table-cell office:value-type="float" office:value="0.05634889" calcext:value-type="float">
            <text:p>0,05634889</text:p>
          </table:table-cell>
          <table:table-cell office:value-type="float" office:value="0.07461327" calcext:value-type="float">
            <text:p>0,07461327</text:p>
          </table:table-cell>
          <table:table-cell office:value-type="float" office:value="135" calcext:value-type="float">
            <text:p>135</text:p>
          </table:table-cell>
          <table:table-cell office:value-type="float" office:value="124.3117" calcext:value-type="float">
            <text:p>124,3117</text:p>
          </table:table-cell>
          <table:table-cell office:value-type="float" office:value="0.03553506" calcext:value-type="float">
            <text:p>0,03553506</text:p>
          </table:table-cell>
          <table:table-cell office:value-type="float" office:value="115.8779" calcext:value-type="float">
            <text:p>115,8779</text:p>
          </table:table-cell>
          <table:table-cell office:value-type="float" office:value="133.3594" calcext:value-type="float">
            <text:p>133,3594</text:p>
          </table:table-cell>
          <table:table-cell office:value-type="float" office:value="135" calcext:value-type="float">
            <text:p>135</text:p>
          </table:table-cell>
          <table:table-cell office:value-type="float" office:value="1535.662" calcext:value-type="float">
            <text:p>1535,662</text:p>
          </table:table-cell>
          <table:table-cell office:value-type="float" office:value="1541.412" calcext:value-type="float">
            <text:p>1541,412</text:p>
          </table:table-cell>
          <table:table-cell office:value-type="float" office:value="-765.7863" calcext:value-type="float">
            <text:p>-765,7863</text:p>
          </table:table-cell>
          <table:table-cell office:value-type="float" office:value="0.046241" calcext:value-type="float">
            <text:p>0,04624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.9565" calcext:value-type="float">
            <text:p>120,9565</text:p>
          </table:table-cell>
          <table:table-cell office:value-type="float" office:value="0.6870126" calcext:value-type="float">
            <text:p>0,6870126</text:p>
          </table:table-cell>
          <table:table-cell table:number-columns-repeated="2"/>
          <table:table-cell office:value-type="float" office:value="0.3002055" calcext:value-type="float">
            <text:p>0,3002055</text:p>
          </table:table-cell>
          <table:table-cell office:value-type="float" office:value="0.1203863" calcext:value-type="float">
            <text:p>0,1203863</text:p>
          </table:table-cell>
          <table:table-cell office:value-type="float" office:value="0.2369378" calcext:value-type="float">
            <text:p>0,2369378</text:p>
          </table:table-cell>
          <table:table-cell office:value-type="float" office:value="0.380367" calcext:value-type="float">
            <text:p>0,380367</text:p>
          </table:table-cell>
          <table:table-cell office:value-type="float" office:value="183.0319" calcext:value-type="float">
            <text:p>183,0319</text:p>
          </table:table-cell>
          <table:table-cell office:value-type="float" office:value="0.3002055" calcext:value-type="float">
            <text:p>0,3002055</text:p>
          </table:table-cell>
          <table:table-cell office:value-type="float" office:value="0.1203863" calcext:value-type="float">
            <text:p>0,1203863</text:p>
          </table:table-cell>
          <table:table-cell office:value-type="float" office:value="0.2369378" calcext:value-type="float">
            <text:p>0,2369378</text:p>
          </table:table-cell>
          <table:table-cell office:value-type="float" office:value="0.380367" calcext:value-type="float">
            <text:p>0,380367</text:p>
          </table:table-cell>
          <table:table-cell office:value-type="float" office:value="183.0319" calcext:value-type="float">
            <text:p>183,0319</text:p>
          </table:table-cell>
          <table:table-cell office:value-type="float" office:value="720" calcext:value-type="float">
            <text:p>720</text:p>
          </table:table-cell>
          <table:table-cell office:value-type="float" office:value="0.1203863" calcext:value-type="float">
            <text:p>0,1203863</text:p>
          </table:table-cell>
          <table:table-cell office:value-type="float" office:value="569" calcext:value-type="float">
            <text:p>569</text:p>
          </table:table-cell>
          <table:table-cell office:value-type="float" office:value="913" calcext:value-type="float">
            <text:p>913</text:p>
          </table:table-cell>
          <table:table-cell office:value-type="float" office:value="183.0319" calcext:value-type="float">
            <text:p>183,031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b-m-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8.8" calcext:value-type="date">
            <text:p>2020-04-23 22:37:38</text:p>
          </table:table-cell>
          <table:table-cell office:value-type="string" calcext:value-type="string">
            <text:p>ACDC\2019-natred-pre\SylvAtri-b-m-10mn-hno-cos-6jeljexn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202128" calcext:value-type="float">
            <text:p>2,202128</text:p>
          </table:table-cell>
          <table:table-cell office:value-type="float" office:value="0.08539717" calcext:value-type="float">
            <text:p>0,08539717</text:p>
          </table:table-cell>
          <table:table-cell office:value-type="float" office:value="1.859207" calcext:value-type="float">
            <text:p>1,859207</text:p>
          </table:table-cell>
          <table:table-cell office:value-type="float" office:value="2.608298" calcext:value-type="float">
            <text:p>2,6082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49.748" calcext:value-type="float">
            <text:p>2349,748</text:p>
          </table:table-cell>
          <table:table-cell office:value-type="float" office:value="0.001706064" calcext:value-type="float">
            <text:p>0,001706064</text:p>
          </table:table-cell>
          <table:table-cell office:value-type="float" office:value="0.002299547" calcext:value-type="float">
            <text:p>0,002299547</text:p>
          </table:table-cell>
          <table:table-cell office:value-type="float" office:value="0.0002242923" calcext:value-type="float">
            <text:p>0,0002242923</text:p>
          </table:table-cell>
          <table:table-cell office:value-type="float" office:value="0.001706064" calcext:value-type="float">
            <text:p>0,001706064</text:p>
          </table:table-cell>
          <table:table-cell office:value-type="float" office:value="0.0001171002" calcext:value-type="float">
            <text:p>0,0001171002</text:p>
          </table:table-cell>
          <table:table-cell office:value-type="float" office:value="0.06452149" calcext:value-type="float">
            <text:p>0,06452149</text:p>
          </table:table-cell>
          <table:table-cell office:value-type="float" office:value="0.0001031259" calcext:value-type="float">
            <text:p>0,0001031259</text:p>
          </table:table-cell>
          <table:table-cell office:value-type="float" office:value="0.000132968" calcext:value-type="float">
            <text:p>0,000132968</text:p>
          </table:table-cell>
          <table:table-cell office:value-type="float" office:value="205" calcext:value-type="float">
            <text:p>205</text:p>
          </table:table-cell>
          <table:table-cell office:value-type="float" office:value="0.07166367" calcext:value-type="float">
            <text:p>0,07166367</text:p>
          </table:table-cell>
          <table:table-cell office:value-type="float" office:value="0.0645215" calcext:value-type="float">
            <text:p>0,0645215</text:p>
          </table:table-cell>
          <table:table-cell office:value-type="float" office:value="0.06311164" calcext:value-type="float">
            <text:p>0,06311164</text:p>
          </table:table-cell>
          <table:table-cell office:value-type="float" office:value="0.08137456" calcext:value-type="float">
            <text:p>0,08137456</text:p>
          </table:table-cell>
          <table:table-cell office:value-type="float" office:value="205" calcext:value-type="float">
            <text:p>205</text:p>
          </table:table-cell>
          <table:table-cell office:value-type="float" office:value="130.6882" calcext:value-type="float">
            <text:p>130,6882</text:p>
          </table:table-cell>
          <table:table-cell office:value-type="float" office:value="0.03226075" calcext:value-type="float">
            <text:p>0,03226075</text:p>
          </table:table-cell>
          <table:table-cell office:value-type="float" office:value="122.6366" calcext:value-type="float">
            <text:p>122,6366</text:p>
          </table:table-cell>
          <table:table-cell office:value-type="float" office:value="139.2684" calcext:value-type="float">
            <text:p>139,2684</text:p>
          </table:table-cell>
          <table:table-cell office:value-type="float" office:value="205" calcext:value-type="float">
            <text:p>205</text:p>
          </table:table-cell>
          <table:table-cell office:value-type="float" office:value="2349.806" calcext:value-type="float">
            <text:p>2349,806</text:p>
          </table:table-cell>
          <table:table-cell office:value-type="float" office:value="2356.413" calcext:value-type="float">
            <text:p>2356,413</text:p>
          </table:table-cell>
          <table:table-cell office:value-type="float" office:value="-1172.874" calcext:value-type="float">
            <text:p>-1172,874</text:p>
          </table:table-cell>
          <table:table-cell office:value-type="float" office:value="0.1012418" calcext:value-type="float">
            <text:p>0,1012418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094" calcext:value-type="float">
            <text:p>125,094</text:p>
          </table:table-cell>
          <table:table-cell office:value-type="float" office:value="0.6223424" calcext:value-type="float">
            <text:p>0,6223424</text:p>
          </table:table-cell>
          <table:table-cell table:number-columns-repeated="2"/>
          <table:table-cell office:value-type="float" office:value="0.410412" calcext:value-type="float">
            <text:p>0,410412</text:p>
          </table:table-cell>
          <table:table-cell office:value-type="float" office:value="0.1070313" calcext:value-type="float">
            <text:p>0,1070313</text:p>
          </table:table-cell>
          <table:table-cell office:value-type="float" office:value="0.3325224" calcext:value-type="float">
            <text:p>0,3325224</text:p>
          </table:table-cell>
          <table:table-cell office:value-type="float" office:value="0.5065464" calcext:value-type="float">
            <text:p>0,5065464</text:p>
          </table:table-cell>
          <table:table-cell office:value-type="float" office:value="199.9279" calcext:value-type="float">
            <text:p>199,9279</text:p>
          </table:table-cell>
          <table:table-cell office:value-type="float" office:value="0.410412" calcext:value-type="float">
            <text:p>0,410412</text:p>
          </table:table-cell>
          <table:table-cell office:value-type="float" office:value="0.1070313" calcext:value-type="float">
            <text:p>0,1070313</text:p>
          </table:table-cell>
          <table:table-cell office:value-type="float" office:value="0.3325224" calcext:value-type="float">
            <text:p>0,3325224</text:p>
          </table:table-cell>
          <table:table-cell office:value-type="float" office:value="0.5065464" calcext:value-type="float">
            <text:p>0,5065464</text:p>
          </table:table-cell>
          <table:table-cell office:value-type="float" office:value="199.9279" calcext:value-type="float">
            <text:p>199,9279</text:p>
          </table:table-cell>
          <table:table-cell office:value-type="float" office:value="985" calcext:value-type="float">
            <text:p>985</text:p>
          </table:table-cell>
          <table:table-cell office:value-type="float" office:value="0.1070313" calcext:value-type="float">
            <text:p>0,1070313</text:p>
          </table:table-cell>
          <table:table-cell office:value-type="float" office:value="798" calcext:value-type="float">
            <text:p>798</text:p>
          </table:table-cell>
          <table:table-cell office:value-type="float" office:value="1216" calcext:value-type="float">
            <text:p>1216</text:p>
          </table:table-cell>
          <table:table-cell office:value-type="float" office:value="199.9279" calcext:value-type="float">
            <text:p>199,927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8.85" calcext:value-type="date">
            <text:p>2020-04-23 22:37:38</text:p>
          </table:table-cell>
          <table:table-cell office:value-type="string" calcext:value-type="string">
            <text:p>ACDC\2019-natred-pre\SylvAtri-ab-m-5mn-hno-cos-l28an9j3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2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8.9" calcext:value-type="date">
            <text:p>2020-04-23 22:37:38</text:p>
          </table:table-cell>
          <table:table-cell office:value-type="string" calcext:value-type="string">
            <text:p>ACDC\2019-natred-pre\SylvAtri-ab-m-10mn-hno-cos-pys83rvn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2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b-m-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8.95" calcext:value-type="date">
            <text:p>2020-04-23 22:37:38</text:p>
          </table:table-cell>
          <table:table-cell office:value-type="string" calcext:value-type="string">
            <text:p>ACDC\2019-natred-pre\TurdMeru-b-m-5mn-hno-cos-t1py5zd_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.393617" calcext:value-type="float">
            <text:p>1,393617</text:p>
          </table:table-cell>
          <table:table-cell office:value-type="float" office:value="0.09350204" calcext:value-type="float">
            <text:p>0,09350204</text:p>
          </table:table-cell>
          <table:table-cell office:value-type="float" office:value="1.157925" calcext:value-type="float">
            <text:p>1,157925</text:p>
          </table:table-cell>
          <table:table-cell office:value-type="float" office:value="1.677283" calcext:value-type="float">
            <text:p>1,6772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3.51" calcext:value-type="float">
            <text:p>1583,51</text:p>
          </table:table-cell>
          <table:table-cell office:value-type="float" office:value="0.1542197" calcext:value-type="float">
            <text:p>0,1542197</text:p>
          </table:table-cell>
          <table:table-cell office:value-type="float" office:value="0.7656062" calcext:value-type="float">
            <text:p>0,7656062</text:p>
          </table:table-cell>
          <table:table-cell office:value-type="float" office:value="0.8572222" calcext:value-type="float">
            <text:p>0,8572222</text:p>
          </table:table-cell>
          <table:table-cell office:value-type="float" office:value="0.1542197" calcext:value-type="float">
            <text:p>0,1542197</text:p>
          </table:table-cell>
          <table:table-cell office:value-type="float" office:value="0.00006018873" calcext:value-type="float">
            <text:p>6,018873E-05</text:p>
          </table:table-cell>
          <table:table-cell office:value-type="float" office:value="0.07607685" calcext:value-type="float">
            <text:p>0,07607685</text:p>
          </table:table-cell>
          <table:table-cell office:value-type="float" office:value="0.00005178923" calcext:value-type="float">
            <text:p>5,178923E-05</text:p>
          </table:table-cell>
          <table:table-cell office:value-type="float" office:value="0.00006995051" calcext:value-type="float">
            <text:p>6,995051E-05</text:p>
          </table:table-cell>
          <table:table-cell office:value-type="float" office:value="129" calcext:value-type="float">
            <text:p>129</text:p>
          </table:table-cell>
          <table:table-cell office:value-type="float" office:value="0.06515764" calcext:value-type="float">
            <text:p>0,06515764</text:p>
          </table:table-cell>
          <table:table-cell office:value-type="float" office:value="0.07607686" calcext:value-type="float">
            <text:p>0,07607686</text:p>
          </table:table-cell>
          <table:table-cell office:value-type="float" office:value="0.05606472" calcext:value-type="float">
            <text:p>0,05606472</text:p>
          </table:table-cell>
          <table:table-cell office:value-type="float" office:value="0.07572531" calcext:value-type="float">
            <text:p>0,07572531</text:p>
          </table:table-cell>
          <table:table-cell office:value-type="float" office:value="129" calcext:value-type="float">
            <text:p>129</text:p>
          </table:table-cell>
          <table:table-cell office:value-type="float" office:value="182.2877" calcext:value-type="float">
            <text:p>182,2877</text:p>
          </table:table-cell>
          <table:table-cell office:value-type="float" office:value="0.03803843" calcext:value-type="float">
            <text:p>0,03803843</text:p>
          </table:table-cell>
          <table:table-cell office:value-type="float" office:value="169.0769" calcext:value-type="float">
            <text:p>169,0769</text:p>
          </table:table-cell>
          <table:table-cell office:value-type="float" office:value="196.5308" calcext:value-type="float">
            <text:p>196,5308</text:p>
          </table:table-cell>
          <table:table-cell office:value-type="float" office:value="129" calcext:value-type="float">
            <text:p>129</text:p>
          </table:table-cell>
          <table:table-cell office:value-type="float" office:value="1583.604" calcext:value-type="float">
            <text:p>1583,604</text:p>
          </table:table-cell>
          <table:table-cell office:value-type="float" office:value="1589.26" calcext:value-type="float">
            <text:p>1589,26</text:p>
          </table:table-cell>
          <table:table-cell office:value-type="float" office:value="-789.7549" calcext:value-type="float">
            <text:p>-789,7549</text:p>
          </table:table-cell>
          <table:table-cell office:value-type="float" office:value="0.7637403" calcext:value-type="float">
            <text:p>0,7637403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8577" calcext:value-type="float">
            <text:p>175,8577</text:p>
          </table:table-cell>
          <table:table-cell office:value-type="float" office:value="0.6695825" calcext:value-type="float">
            <text:p>0,6695825</text:p>
          </table:table-cell>
          <table:table-cell table:number-columns-repeated="2"/>
          <table:table-cell office:value-type="float" office:value="0.1334992" calcext:value-type="float">
            <text:p>0,1334992</text:p>
          </table:table-cell>
          <table:table-cell office:value-type="float" office:value="0.1205418" calcext:value-type="float">
            <text:p>0,1205418</text:p>
          </table:table-cell>
          <table:table-cell office:value-type="float" office:value="0.1053429" calcext:value-type="float">
            <text:p>0,1053429</text:p>
          </table:table-cell>
          <table:table-cell office:value-type="float" office:value="0.1691812" calcext:value-type="float">
            <text:p>0,1691812</text:p>
          </table:table-cell>
          <table:table-cell office:value-type="float" office:value="195.2133" calcext:value-type="float">
            <text:p>195,2133</text:p>
          </table:table-cell>
          <table:table-cell office:value-type="float" office:value="0.1334992" calcext:value-type="float">
            <text:p>0,1334992</text:p>
          </table:table-cell>
          <table:table-cell office:value-type="float" office:value="0.1205418" calcext:value-type="float">
            <text:p>0,1205418</text:p>
          </table:table-cell>
          <table:table-cell office:value-type="float" office:value="0.1053429" calcext:value-type="float">
            <text:p>0,1053429</text:p>
          </table:table-cell>
          <table:table-cell office:value-type="float" office:value="0.1691812" calcext:value-type="float">
            <text:p>0,1691812</text:p>
          </table:table-cell>
          <table:table-cell office:value-type="float" office:value="195.2133" calcext:value-type="float">
            <text:p>195,2133</text:p>
          </table:table-cell>
          <table:table-cell office:value-type="float" office:value="320" calcext:value-type="float">
            <text:p>320</text:p>
          </table:table-cell>
          <table:table-cell office:value-type="float" office:value="0.1205418" calcext:value-type="float">
            <text:p>0,1205418</text:p>
          </table:table-cell>
          <table:table-cell office:value-type="float" office:value="253" calcext:value-type="float">
            <text:p>253</text:p>
          </table:table-cell>
          <table:table-cell office:value-type="float" office:value="406" calcext:value-type="float">
            <text:p>406</text:p>
          </table:table-cell>
          <table:table-cell office:value-type="float" office:value="195.2133" calcext:value-type="float">
            <text:p>195,213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40.15" calcext:value-type="date">
            <text:p>2020-04-23 22:37:40</text:p>
          </table:table-cell>
          <table:table-cell office:value-type="string" calcext:value-type="string">
            <text:p>ACDC\2019-natred-pre\TurdMeru-b-m-10mn-nex-cos-m78jihec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340425" calcext:value-type="float">
            <text:p>2,340425</text:p>
          </table:table-cell>
          <table:table-cell office:value-type="float" office:value="0.06317385" calcext:value-type="float">
            <text:p>0,06317385</text:p>
          </table:table-cell>
          <table:table-cell office:value-type="float" office:value="2.064745" calcext:value-type="float">
            <text:p>2,064745</text:p>
          </table:table-cell>
          <table:table-cell office:value-type="float" office:value="2.652914" calcext:value-type="float">
            <text:p>2,65291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2.004" calcext:value-type="float">
            <text:p>2682,004</text:p>
          </table:table-cell>
          <table:table-cell office:value-type="float" office:value="0.6773722" calcext:value-type="float">
            <text:p>0,6773722</text:p>
          </table:table-cell>
          <table:table-cell office:value-type="float" office:value="0.6926192" calcext:value-type="float">
            <text:p>0,6926192</text:p>
          </table:table-cell>
          <table:table-cell office:value-type="float" office:value="0.6384943" calcext:value-type="float">
            <text:p>0,6384943</text:p>
          </table:table-cell>
          <table:table-cell office:value-type="float" office:value="0.6773722" calcext:value-type="float">
            <text:p>0,6773722</text:p>
          </table:table-cell>
          <table:table-cell office:value-type="float" office:value="0.0001231793" calcext:value-type="float">
            <text:p>0,0001231793</text:p>
          </table:table-cell>
          <table:table-cell office:value-type="float" office:value="0.08840054" calcext:value-type="float">
            <text:p>0,08840054</text:p>
          </table:table-cell>
          <table:table-cell office:value-type="float" office:value="0.000103519" calcext:value-type="float">
            <text:p>0,000103519</text:p>
          </table:table-cell>
          <table:table-cell office:value-type="float" office:value="0.0001465734" calcext:value-type="float">
            <text:p>0,0001465734</text:p>
          </table:table-cell>
          <table:table-cell office:value-type="float" office:value="219" calcext:value-type="float">
            <text:p>219</text:p>
          </table:table-cell>
          <table:table-cell office:value-type="float" office:value="0.02628164" calcext:value-type="float">
            <text:p>0,02628164</text:p>
          </table:table-cell>
          <table:table-cell office:value-type="float" office:value="0.08840053" calcext:value-type="float">
            <text:p>0,08840053</text:p>
          </table:table-cell>
          <table:table-cell office:value-type="float" office:value="0.0220869" calcext:value-type="float">
            <text:p>0,0220869</text:p>
          </table:table-cell>
          <table:table-cell office:value-type="float" office:value="0.03127303" calcext:value-type="float">
            <text:p>0,03127303</text:p>
          </table:table-cell>
          <table:table-cell office:value-type="float" office:value="219" calcext:value-type="float">
            <text:p>219</text:p>
          </table:table-cell>
          <table:table-cell office:value-type="float" office:value="127.4225" calcext:value-type="float">
            <text:p>127,4225</text:p>
          </table:table-cell>
          <table:table-cell office:value-type="float" office:value="0.04420026" calcext:value-type="float">
            <text:p>0,04420026</text:p>
          </table:table-cell>
          <table:table-cell office:value-type="float" office:value="116.7971" calcext:value-type="float">
            <text:p>116,7971</text:p>
          </table:table-cell>
          <table:table-cell office:value-type="float" office:value="139.0145" calcext:value-type="float">
            <text:p>139,0145</text:p>
          </table:table-cell>
          <table:table-cell office:value-type="float" office:value="219" calcext:value-type="float">
            <text:p>219</text:p>
          </table:table-cell>
          <table:table-cell office:value-type="float" office:value="2682.022" calcext:value-type="float">
            <text:p>2682,022</text:p>
          </table:table-cell>
          <table:table-cell office:value-type="float" office:value="2685.397" calcext:value-type="float">
            <text:p>2685,397</text:p>
          </table:table-cell>
          <table:table-cell office:value-type="float" office:value="-1340.002" calcext:value-type="float">
            <text:p>-1340,002</text:p>
          </table:table-cell>
          <table:table-cell office:value-type="float" office:value="0.7100232" calcext:value-type="float">
            <text:p>0,710023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15874" calcext:value-type="float">
            <text:p>90,15874</text:p>
          </table:table-cell>
          <table:table-cell table:number-columns-repeated="3"/>
          <table:table-cell office:value-type="float" office:value="0.4588308" calcext:value-type="float">
            <text:p>0,4588308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0.3707455" calcext:value-type="float">
            <text:p>0,3707455</text:p>
          </table:table-cell>
          <table:table-cell office:value-type="float" office:value="0.5678443" calcext:value-type="float">
            <text:p>0,567844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0.4588308" calcext:value-type="float">
            <text:p>0,4588308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0.3707455" calcext:value-type="float">
            <text:p>0,3707455</text:p>
          </table:table-cell>
          <table:table-cell office:value-type="float" office:value="0.5678443" calcext:value-type="float">
            <text:p>0,567844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1101" calcext:value-type="float">
            <text:p>1101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890" calcext:value-type="float">
            <text:p>890</text:p>
          </table:table-cell>
          <table:table-cell office:value-type="float" office:value="1363" calcext:value-type="float">
            <text:p>1363</text:p>
          </table:table-cell>
          <table:table-cell office:value-type="float" office:value="309.6349" calcext:value-type="float">
            <text:p>309,634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9.42" calcext:value-type="date">
            <text:p>2020-04-23 22:37:39</text:p>
          </table:table-cell>
          <table:table-cell office:value-type="string" calcext:value-type="string">
            <text:p>ACDC\2019-natred-pre\TurdMeru-ab-m-5mn-hno-cos-i43jm1lh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9.49" calcext:value-type="date">
            <text:p>2020-04-23 22:37:39</text:p>
          </table:table-cell>
          <table:table-cell office:value-type="string" calcext:value-type="string">
            <text:p>ACDC\2019-natred-pre\TurdMeru-ab-m-10mn-hno-cos-smfjbsoq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9.45" calcext:value-type="date">
            <text:p>2020-04-23 22:37:39</text:p>
          </table:table-cell>
          <table:table-cell office:value-type="string" calcext:value-type="string">
            <text:p>ACDC\2019-natred-pre\LuscMega-b-m-5mn-hno-cos-e7kyu2i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3,411E-05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2,789219E-05</text:p>
          </table:table-cell>
          <table:table-cell office:value-type="float" office:value="0.00004171391" calcext:value-type="float">
            <text:p>4,171391E-05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2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9.5" calcext:value-type="date">
            <text:p>2020-04-23 22:37:39</text:p>
          </table:table-cell>
          <table:table-cell office:value-type="string" calcext:value-type="string">
            <text:p>ACDC\2019-natred-pre\LuscMega-b-m-10mn-hno-cos-wji19jwh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3,34086E-05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2,820783E-05</text:p>
          </table:table-cell>
          <table:table-cell office:value-type="float" office:value="0.00003956824" calcext:value-type="float">
            <text:p>3,956824E-05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2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ab-m-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9.51" calcext:value-type="date">
            <text:p>2020-04-23 22:37:39</text:p>
          </table:table-cell>
          <table:table-cell office:value-type="string" calcext:value-type="string">
            <text:p>ACDC\2019-natred-pre\LuscMega-ab-m-5mn-hno-cos-0gms6exm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0.5631579" calcext:value-type="float">
            <text:p>0,5631579</text:p>
          </table:table-cell>
          <table:table-cell office:value-type="float" office:value="0.1204093" calcext:value-type="float">
            <text:p>0,1204093</text:p>
          </table:table-cell>
          <table:table-cell office:value-type="float" office:value="0.4438013" calcext:value-type="float">
            <text:p>0,4438013</text:p>
          </table:table-cell>
          <table:table-cell office:value-type="float" office:value="0.7146144" calcext:value-type="float">
            <text:p>0,714614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4.992" calcext:value-type="float">
            <text:p>1344,992</text:p>
          </table:table-cell>
          <table:table-cell office:value-type="float" office:value="0.08500946" calcext:value-type="float">
            <text:p>0,08500946</text:p>
          </table:table-cell>
          <table:table-cell office:value-type="float" office:value="0.01116127" calcext:value-type="float">
            <text:p>0,01116127</text:p>
          </table:table-cell>
          <table:table-cell office:value-type="float" office:value="0.006796539" calcext:value-type="float">
            <text:p>0,006796539</text:p>
          </table:table-cell>
          <table:table-cell office:value-type="float" office:value="0.08500946" calcext:value-type="float">
            <text:p>0,08500946</text:p>
          </table:table-cell>
          <table:table-cell office:value-type="float" office:value="0.0000351466" calcext:value-type="float">
            <text:p>3,51466E-05</text:p>
          </table:table-cell>
          <table:table-cell office:value-type="float" office:value="0.07497142" calcext:value-type="float">
            <text:p>0,07497142</text:p>
          </table:table-cell>
          <table:table-cell office:value-type="float" office:value="0.000030298" calcext:value-type="float">
            <text:p>3,0298E-05</text:p>
          </table:table-cell>
          <table:table-cell office:value-type="float" office:value="0.00004077113" calcext:value-type="float">
            <text:p>4,077113E-05</text:p>
          </table:table-cell>
          <table:table-cell office:value-type="float" office:value="105" calcext:value-type="float">
            <text:p>105</text:p>
          </table:table-cell>
          <table:table-cell office:value-type="float" office:value="0.05629655" calcext:value-type="float">
            <text:p>0,05629655</text:p>
          </table:table-cell>
          <table:table-cell office:value-type="float" office:value="0.07497142" calcext:value-type="float">
            <text:p>0,07497142</text:p>
          </table:table-cell>
          <table:table-cell office:value-type="float" office:value="0.04853023" calcext:value-type="float">
            <text:p>0,04853023</text:p>
          </table:table-cell>
          <table:table-cell office:value-type="float" office:value="0.06530572" calcext:value-type="float">
            <text:p>0,06530572</text:p>
          </table:table-cell>
          <table:table-cell office:value-type="float" office:value="105" calcext:value-type="float">
            <text:p>105</text:p>
          </table:table-cell>
          <table:table-cell office:value-type="float" office:value="238.5467" calcext:value-type="float">
            <text:p>238,5467</text:p>
          </table:table-cell>
          <table:table-cell office:value-type="float" office:value="0.03748571" calcext:value-type="float">
            <text:p>0,03748571</text:p>
          </table:table-cell>
          <table:table-cell office:value-type="float" office:value="221.4648" calcext:value-type="float">
            <text:p>221,4648</text:p>
          </table:table-cell>
          <table:table-cell office:value-type="float" office:value="256.946" calcext:value-type="float">
            <text:p>256,946</text:p>
          </table:table-cell>
          <table:table-cell office:value-type="float" office:value="105" calcext:value-type="float">
            <text:p>105</text:p>
          </table:table-cell>
          <table:table-cell office:value-type="float" office:value="1345.107" calcext:value-type="float">
            <text:p>1345,107</text:p>
          </table:table-cell>
          <table:table-cell office:value-type="float" office:value="1350.338" calcext:value-type="float">
            <text:p>1350,338</text:p>
          </table:table-cell>
          <table:table-cell office:value-type="float" office:value="-670.496" calcext:value-type="float">
            <text:p>-670,496</text:p>
          </table:table-cell>
          <table:table-cell office:value-type="float" office:value="0.03295271" calcext:value-type="float">
            <text:p>0,03295271</text:p>
          </table:table-cell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.1465" calcext:value-type="float">
            <text:p>224,1465</text:p>
          </table:table-cell>
          <table:table-cell office:value-type="float" office:value="0.6845852" calcext:value-type="float">
            <text:p>0,6845852</text:p>
          </table:table-cell>
          <table:table-cell table:number-columns-repeated="2"/>
          <table:table-cell office:value-type="float" office:value="0.03150167" calcext:value-type="float">
            <text:p>0,03150167</text:p>
          </table:table-cell>
          <table:table-cell office:value-type="float" office:value="0.1418419" calcext:value-type="float">
            <text:p>0,1418419</text:p>
          </table:table-cell>
          <table:table-cell office:value-type="float" office:value="0.02383904" calcext:value-type="float">
            <text:p>0,02383904</text:p>
          </table:table-cell>
          <table:table-cell office:value-type="float" office:value="0.04162733" calcext:value-type="float">
            <text:p>0,04162733</text:p>
          </table:table-cell>
          <table:table-cell office:value-type="float" office:value="161.0387" calcext:value-type="float">
            <text:p>161,0387</text:p>
          </table:table-cell>
          <table:table-cell office:value-type="float" office:value="0.03150167" calcext:value-type="float">
            <text:p>0,03150167</text:p>
          </table:table-cell>
          <table:table-cell office:value-type="float" office:value="0.1418419" calcext:value-type="float">
            <text:p>0,1418419</text:p>
          </table:table-cell>
          <table:table-cell office:value-type="float" office:value="0.02383904" calcext:value-type="float">
            <text:p>0,02383904</text:p>
          </table:table-cell>
          <table:table-cell office:value-type="float" office:value="0.04162733" calcext:value-type="float">
            <text:p>0,04162733</text:p>
          </table:table-cell>
          <table:table-cell office:value-type="float" office:value="161.0387" calcext:value-type="float">
            <text:p>161,0387</text:p>
          </table:table-cell>
          <table:table-cell office:value-type="float" office:value="76" calcext:value-type="float">
            <text:p>76</text:p>
          </table:table-cell>
          <table:table-cell office:value-type="float" office:value="0.1418419" calcext:value-type="float">
            <text:p>0,1418419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61.0387" calcext:value-type="float">
            <text:p>161,038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ab-m-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2:37:39.72" calcext:value-type="date">
            <text:p>2020-04-23 22:37:39</text:p>
          </table:table-cell>
          <table:table-cell office:value-type="string" calcext:value-type="string">
            <text:p>ACDC\2019-natred-pre\LuscMega-ab-m-10mn-hno-cos-ul95dn6h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0.8210526" calcext:value-type="float">
            <text:p>0,8210526</text:p>
          </table:table-cell>
          <table:table-cell office:value-type="float" office:value="0.1029213" calcext:value-type="float">
            <text:p>0,1029213</text:p>
          </table:table-cell>
          <table:table-cell office:value-type="float" office:value="0.6696803" calcext:value-type="float">
            <text:p>0,6696803</text:p>
          </table:table-cell>
          <table:table-cell office:value-type="float" office:value="1.006641" calcext:value-type="float">
            <text:p>1,0066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2.758" calcext:value-type="float">
            <text:p>1952,758</text:p>
          </table:table-cell>
          <table:table-cell office:value-type="float" office:value="0.1104826" calcext:value-type="float">
            <text:p>0,1104826</text:p>
          </table:table-cell>
          <table:table-cell office:value-type="float" office:value="0.05522275" calcext:value-type="float">
            <text:p>0,05522275</text:p>
          </table:table-cell>
          <table:table-cell office:value-type="float" office:value="0.01915967" calcext:value-type="float">
            <text:p>0,01915967</text:p>
          </table:table-cell>
          <table:table-cell office:value-type="float" office:value="0.1104826" calcext:value-type="float">
            <text:p>0,1104826</text:p>
          </table:table-cell>
          <table:table-cell office:value-type="float" office:value="0.00003425861" calcext:value-type="float">
            <text:p>3,425861E-05</text:p>
          </table:table-cell>
          <table:table-cell office:value-type="float" office:value="0.0659518" calcext:value-type="float">
            <text:p>0,0659518</text:p>
          </table:table-cell>
          <table:table-cell office:value-type="float" office:value="0.00003007795" calcext:value-type="float">
            <text:p>3,007795E-05</text:p>
          </table:table-cell>
          <table:table-cell office:value-type="float" office:value="0.00003902037" calcext:value-type="float">
            <text:p>3,902037E-05</text:p>
          </table:table-cell>
          <table:table-cell office:value-type="float" office:value="154" calcext:value-type="float">
            <text:p>154</text:p>
          </table:table-cell>
          <table:table-cell office:value-type="float" office:value="0.05775576" calcext:value-type="float">
            <text:p>0,05775576</text:p>
          </table:table-cell>
          <table:table-cell office:value-type="float" office:value="0.06595181" calcext:value-type="float">
            <text:p>0,06595181</text:p>
          </table:table-cell>
          <table:table-cell office:value-type="float" office:value="0.05070768" calcext:value-type="float">
            <text:p>0,05070768</text:p>
          </table:table-cell>
          <table:table-cell office:value-type="float" office:value="0.06578349" calcext:value-type="float">
            <text:p>0,06578349</text:p>
          </table:table-cell>
          <table:table-cell office:value-type="float" office:value="154" calcext:value-type="float">
            <text:p>154</text:p>
          </table:table-cell>
          <table:table-cell office:value-type="float" office:value="241.6185" calcext:value-type="float">
            <text:p>241,6185</text:p>
          </table:table-cell>
          <table:table-cell office:value-type="float" office:value="0.0329759" calcext:value-type="float">
            <text:p>0,0329759</text:p>
          </table:table-cell>
          <table:table-cell office:value-type="float" office:value="226.3843" calcext:value-type="float">
            <text:p>226,3843</text:p>
          </table:table-cell>
          <table:table-cell office:value-type="float" office:value="257.8777" calcext:value-type="float">
            <text:p>257,8777</text:p>
          </table:table-cell>
          <table:table-cell office:value-type="float" office:value="154" calcext:value-type="float">
            <text:p>154</text:p>
          </table:table-cell>
          <table:table-cell office:value-type="float" office:value="1952.837" calcext:value-type="float">
            <text:p>1952,837</text:p>
          </table:table-cell>
          <table:table-cell office:value-type="float" office:value="1958.858" calcext:value-type="float">
            <text:p>1958,858</text:p>
          </table:table-cell>
          <table:table-cell office:value-type="float" office:value="-974.3792" calcext:value-type="float">
            <text:p>-974,3792</text:p>
          </table:table-cell>
          <table:table-cell office:value-type="float" office:value="0.1593966" calcext:value-type="float">
            <text:p>0,159396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.4967" calcext:value-type="float">
            <text:p>220,4967</text:p>
          </table:table-cell>
          <table:table-cell office:value-type="float" office:value="0.6128854" calcext:value-type="float">
            <text:p>0,6128854</text:p>
          </table:table-cell>
          <table:table-cell table:number-columns-repeated="2"/>
          <table:table-cell office:value-type="float" office:value="0.0447673" calcext:value-type="float">
            <text:p>0,0447673</text:p>
          </table:table-cell>
          <table:table-cell office:value-type="float" office:value="0.1222393" calcext:value-type="float">
            <text:p>0,1222393</text:p>
          </table:table-cell>
          <table:table-cell office:value-type="float" office:value="0.03520126" calcext:value-type="float">
            <text:p>0,03520126</text:p>
          </table:table-cell>
          <table:table-cell office:value-type="float" office:value="0.05693293" calcext:value-type="float">
            <text:p>0,05693293</text:p>
          </table:table-cell>
          <table:table-cell office:value-type="float" office:value="171.2264" calcext:value-type="float">
            <text:p>171,2264</text:p>
          </table:table-cell>
          <table:table-cell office:value-type="float" office:value="0.0447673" calcext:value-type="float">
            <text:p>0,0447673</text:p>
          </table:table-cell>
          <table:table-cell office:value-type="float" office:value="0.1222393" calcext:value-type="float">
            <text:p>0,1222393</text:p>
          </table:table-cell>
          <table:table-cell office:value-type="float" office:value="0.03520126" calcext:value-type="float">
            <text:p>0,03520126</text:p>
          </table:table-cell>
          <table:table-cell office:value-type="float" office:value="0.05693293" calcext:value-type="float">
            <text:p>0,05693293</text:p>
          </table:table-cell>
          <table:table-cell office:value-type="float" office:value="171.2264" calcext:value-type="float">
            <text:p>171,2264</text:p>
          </table:table-cell>
          <table:table-cell office:value-type="float" office:value="107" calcext:value-type="float">
            <text:p>107</text:p>
          </table:table-cell>
          <table:table-cell office:value-type="float" office:value="0.1222393" calcext:value-type="float">
            <text:p>0,1222393</text:p>
          </table:table-cell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171.2264" calcext:value-type="float">
            <text:p>171,2264</text:p>
          </table:table-cell>
        </table:table-row>
        <table:table-row table:style-name="ro1" table:number-rows-repeated="1048559">
          <table:table-cell table:number-columns-repeated="76"/>
        </table:table-row>
        <table:table-row table:style-name="ro1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Results" style:display-name="PageStyle_All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meta:creation-date>2020-04-23T22:37:40</meta:creation-date>
    <dc:date>2020-04-23T22:39:47.752000000</dc:date>
    <meta:generator>LibreOffice/6.3.2.2$Windows_x86 LibreOffice_project/98b30e735bda24bc04ab42594c85f7fd8be07b9c</meta:generator>
    <dc:creator>Jean-Philippe Meuret</dc:creator>
    <meta:editing-duration>PT26S</meta:editing-duration>
    <meta:editing-cycles>1</meta:editing-cycles>
    <meta:document-statistic meta:table-count="1" meta:cell-count="1021" meta:object-count="0"/>
    <meta:user-defined meta:name="AppVersion">3.0</meta:user-defined>
  </office:meta>
</office:document-meta>
</file>